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d6a" officeooo:paragraph-rsid="00139d6a"/>
    </style:style>
    <style:style style:name="T1" style:family="text">
      <style:text-properties officeooo:rsid="00142a03"/>
    </style:style>
    <style:style style:name="T2" style:family="text">
      <style:text-properties officeooo:rsid="0015d2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</text:span>s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9:55:30.330678996</meta:creation-date>
    <dc:date>2018-02-20T13:57:52.233833103</dc:date>
    <meta:editing-duration>PT12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